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formula="of:=SUM([.B3:.F3])" table:style-name="ce8">
            <text:p>15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table:number-columns-repeated="2" table:style-name="ce7"/>
          <table:table-cell office:value-type="float" office:value="7" table:formula="of:=SUM([.H3:.L3])" table:style-name="ce8">
            <text:p>7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2" table:formula="of:=SUM([.Y3];[.S3];[.M3];[.G3])" table:style-name="ce9">
            <text:p>2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4" table:formula="of:=SUM([.B4:.F4])" table:style-name="ce8">
            <text:p>14</text:p>
          </table:table-cell>
          <table:table-cell table:number-columns-repeated="2" table:style-name="ce11"/>
          <table:table-cell office:value-type="float" office:value="4" table:style-name="ce11">
            <text:p>4</text:p>
          </table:table-cell>
          <table:table-cell table:style-name="ce11"/>
          <table:table-cell table:style-name="ce7"/>
          <table:table-cell office:value-type="float" office:value="4" table:formula="of:=SUM([.H4:.L4])" table:style-name="ce8">
            <text:p>4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18" table:formula="of:=SUM([.Y4];[.S4];[.M4];[.G4])" table:style-name="ce9">
            <text:p>1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table:style-name="ce7"/>
          <table:table-cell office:value-type="float" office:value="3" table:formula="of:=SUM([.H7:.L7])" table:style-name="ce8">
            <text:p>3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5" table:formula="of:=SUM([.Y7];[.S7];[.M7];[.G7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table:number-columns-repeated="2" table:style-name="ce11"/>
          <table:table-cell office:value-type="float" office:value="3" table:style-name="ce11">
            <text:p>3</text:p>
          </table:table-cell>
          <table:table-cell table:style-name="ce11"/>
          <table:table-cell table:style-name="ce7"/>
          <table:table-cell office:value-type="float" office:value="3" table:formula="of:=SUM([.H8:.L8])" table:style-name="ce8">
            <text:p>3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6" table:formula="of:=SUM([.Y8];[.S8];[.M8];[.G8])" table:style-name="ce9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B10:.F10])" table:style-name="ce15">
            <text:p>7</text:p>
          </table:table-cell>
          <table:table-cell table:number-columns-repeated="2" table:style-name="ce14"/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3" table:formula="of:=SUM([.H10:.L10])" table:style-name="ce15">
            <text:p>3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0" table:formula="of:=SUM([.Y10];[.S10];[.M10];[.G10])" table:style-name="ce9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1" table:formula="of:=SUM([.G3:.G10])" table:style-name="ce4">
            <text:p>4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20" table:formula="of:=SUM([.J3:.J10])" table:style-name="ce19">
            <text:p>2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20" table:formula="of:=SUM([.M3:.M10])" table:style-name="ce4">
            <text:p>2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61" table:formula="of:=SUM([.Z3:.Z10])" table:style-name="ce21">
            <text:p>61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09-24T14:27:51Z</dc:date>
    <meta:editing-cycles>3</meta:editing-cycles>
    <meta:editing-duration>PT359S</meta:editing-duration>
  </office:meta>
</office:document-meta>
</file>